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36" style:parent-style-name="Fuentedepárrafopredeter." style:family="text">
      <style:text-properties style:letter-kerning="false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7" style:parent-style-name="Normal" style:family="paragraph">
      <style:text-properties fo:language="es" fo:country="MX"/>
    </style:style>
    <style:style style:name="P108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09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0" style:parent-style-name="Normal" style:family="paragraph">
      <style:text-properties fo:language="es" fo:country="MX"/>
    </style:style>
    <style:style style:name="P111" style:parent-style-name="Normal" style:family="paragraph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P112" style:parent-style-name="Cuerpo" style:family="paragraph">
      <style:paragraph-properties fo:text-align="center"/>
    </style:style>
    <style:style style:name="T113" style:parent-style-name="Fuentedepárrafopredeter." style:family="text">
      <style:text-properties style:rfc-language-tag="es-ES_tradnl" fo:language="es"/>
    </style:style>
    <style:style style:name="T114" style:parent-style-name="Fuentedepárrafopredeter." style:family="text">
      <style:text-properties style:rfc-language-tag="es-ES_tradnl" fo:language="es"/>
    </style:style>
    <style:style style:name="T115" style:parent-style-name="Fuentedepárrafopredeter." style:family="text">
      <style:text-properties style:rfc-language-tag="es-ES_tradnl" fo:language="es"/>
    </style:style>
    <style:style style:name="T116" style:parent-style-name="Fuentedepárrafopredeter." style:family="text">
      <style:text-properties style:rfc-language-tag="es-ES_tradnl" fo:language="es"/>
    </style:style>
    <style:style style:name="T117" style:parent-style-name="Fuentedepárrafopredeter." style:family="text">
      <style:text-properties style:rfc-language-tag="es-ES_tradnl" fo:language="es"/>
    </style:style>
    <style:style style:name="T118" style:parent-style-name="Fuentedepárrafopredeter." style:family="text">
      <style:text-properties style:rfc-language-tag="es-ES_tradnl" fo:language="es"/>
    </style:style>
    <style:style style:name="T119" style:parent-style-name="Fuentedepárrafopredeter." style:family="text">
      <style:text-properties style:rfc-language-tag="es-ES_tradnl" fo:language="es"/>
    </style:style>
    <style:style style:name="T120" style:parent-style-name="Fuentedepárrafopredeter." style:family="text">
      <style:text-properties style:rfc-language-tag="es-ES_tradnl" fo:language="es"/>
    </style:style>
    <style:style style:name="T121" style:parent-style-name="Fuentedepárrafopredeter." style:family="text">
      <style:text-properties style:rfc-language-tag="es-ES_tradnl" fo:language="es"/>
    </style:style>
    <style:style style:name="T122" style:parent-style-name="Fuentedepárrafopredeter." style:family="text">
      <style:text-properties style:rfc-language-tag="es-ES_tradnl" fo:language="es"/>
    </style:style>
    <style:style style:name="T123" style:parent-style-name="Fuentedepárrafopredeter." style:family="text">
      <style:text-properties style:rfc-language-tag="es-ES_tradnl" fo:language="es"/>
    </style:style>
    <style:style style:name="T124" style:parent-style-name="Fuentedepárrafopredeter." style:family="text">
      <style:text-properties style:rfc-language-tag="es-ES_tradnl" fo:language="es"/>
    </style:style>
    <style:style style:name="P125" style:parent-style-name="Cuerpo" style:family="paragraph">
      <style:paragraph-properties fo:text-align="center"/>
    </style:style>
    <style:style style:name="T126" style:parent-style-name="Fuentedepárrafopredeter." style:family="text">
      <style:text-properties style:rfc-language-tag="es-ES_tradnl" fo:language="es"/>
    </style:style>
    <style:style style:name="T127" style:parent-style-name="Fuentedepárrafopredeter." style:family="text">
      <style:text-properties style:rfc-language-tag="es-ES_tradnl" fo:language="es"/>
    </style:style>
    <style:style style:name="T128" style:parent-style-name="Fuentedepárrafopredeter." style:family="text">
      <style:text-properties style:rfc-language-tag="es-ES_tradnl" fo:language="es"/>
    </style:style>
    <style:style style:name="P129" style:parent-style-name="Cuerpo" style:family="paragraph">
      <style:paragraph-properties fo:text-align="center"/>
    </style:style>
    <style:style style:name="T130" style:parent-style-name="Fuentedepárrafopredeter." style:family="text">
      <style:text-properties style:rfc-language-tag="es-ES_tradnl" fo:language="es"/>
    </style:style>
    <style:style style:name="T131" style:parent-style-name="Fuentedepárrafopredeter." style:family="text">
      <style:text-properties style:rfc-language-tag="es-ES_tradnl" fo:language="es"/>
    </style:style>
    <style:style style:name="T132" style:parent-style-name="Fuentedepárrafopredeter." style:family="text">
      <style:text-properties style:rfc-language-tag="es-ES_tradnl" fo:language="es"/>
    </style:style>
    <style:style style:name="T133" style:parent-style-name="Fuentedepárrafopredeter." style:family="text">
      <style:text-properties style:rfc-language-tag="es-ES_tradnl" fo:language="es"/>
    </style:style>
    <style:style style:name="T134" style:parent-style-name="Fuentedepárrafopredeter." style:family="text">
      <style:text-properties style:rfc-language-tag="es-ES_tradnl" fo:language="es"/>
    </style:style>
    <style:style style:name="T135" style:parent-style-name="Fuentedepárrafopredeter." style:family="text">
      <style:text-properties style:rfc-language-tag="es-ES_tradnl" fo:language="es"/>
    </style:style>
    <style:style style:name="T136" style:parent-style-name="Fuentedepárrafopredeter." style:family="text">
      <style:text-properties style:rfc-language-tag="es-ES_tradnl" fo:language="es"/>
    </style:style>
    <style:style style:name="T137" style:parent-style-name="Fuentedepárrafopredeter." style:family="text">
      <style:text-properties style:rfc-language-tag="es-ES_tradnl" fo:language="es"/>
    </style:style>
    <style:style style:name="T138" style:parent-style-name="Fuentedepárrafopredeter." style:family="text">
      <style:text-properties style:rfc-language-tag="es-ES_tradnl" fo:language="es"/>
    </style:style>
    <style:style style:name="T139" style:parent-style-name="Fuentedepárrafopredeter." style:family="text">
      <style:text-properties style:rfc-language-tag="es-ES_tradnl" fo:language="es"/>
    </style:style>
    <style:style style:name="T140" style:parent-style-name="Fuentedepárrafopredeter." style:family="text">
      <style:text-properties style:rfc-language-tag="es-ES_tradnl" fo:language="es"/>
    </style:style>
    <style:style style:name="T141" style:parent-style-name="Fuentedepárrafopredeter." style:family="text">
      <style:text-properties style:rfc-language-tag="es-ES_tradnl" fo:language="es"/>
    </style:style>
    <style:style style:name="T142" style:parent-style-name="Fuentedepárrafopredeter." style:family="text">
      <style:text-properties style:rfc-language-tag="es-ES_tradnl" fo:language="es"/>
    </style:style>
    <style:style style:name="T143" style:parent-style-name="Fuentedepárrafopredeter." style:family="text">
      <style:text-properties style:rfc-language-tag="es-ES_tradnl" fo:language="es"/>
    </style:style>
    <style:style style:name="T144" style:parent-style-name="Fuentedepárrafopredeter." style:family="text">
      <style:text-properties style:rfc-language-tag="es-ES_tradnl" fo:language="es"/>
    </style:style>
    <style:style style:name="T145" style:parent-style-name="Fuentedepárrafopredeter." style:family="text">
      <style:text-properties style:rfc-language-tag="es-ES_tradnl" fo:language="es"/>
    </style:style>
    <style:style style:name="T146" style:parent-style-name="Fuentedepárrafopredeter." style:family="text">
      <style:text-properties style:rfc-language-tag="es-ES_tradnl" fo:language="es"/>
    </style:style>
    <style:style style:name="T147" style:parent-style-name="Fuentedepárrafopredeter." style:family="text">
      <style:text-properties style:rfc-language-tag="es-ES_tradnl" fo:language="es"/>
    </style:style>
    <style:style style:name="T148" style:parent-style-name="Fuentedepárrafopredeter." style:family="text">
      <style:text-properties style:rfc-language-tag="es-ES_tradnl" fo:language="es"/>
    </style:style>
    <style:style style:name="T149" style:parent-style-name="Fuentedepárrafopredeter." style:family="text">
      <style:text-properties style:rfc-language-tag="es-ES_tradnl" fo:language="es"/>
    </style:style>
    <style:style style:name="T150" style:parent-style-name="Fuentedepárrafopredeter." style:family="text">
      <style:text-properties style:rfc-language-tag="es-ES_tradnl" fo:language="es"/>
    </style:style>
    <style:style style:name="T151" style:parent-style-name="Fuentedepárrafopredeter." style:family="text">
      <style:text-properties style:rfc-language-tag="es-ES_tradnl" fo:language="es"/>
    </style:style>
    <style:style style:name="T152" style:parent-style-name="Fuentedepárrafopredeter." style:family="text">
      <style:text-properties style:rfc-language-tag="es-ES_tradnl" fo:language="es"/>
    </style:style>
    <style:style style:name="T153" style:parent-style-name="Fuentedepárrafopredeter." style:family="text">
      <style:text-properties style:rfc-language-tag="es-ES_tradnl" fo:language="es"/>
    </style:style>
    <style:style style:name="T154" style:parent-style-name="Fuentedepárrafopredeter." style:family="text">
      <style:text-properties style:rfc-language-tag="es-ES_tradnl" fo:language="es"/>
    </style:style>
    <style:style style:name="T155" style:parent-style-name="Fuentedepárrafopredeter." style:family="text">
      <style:text-properties style:rfc-language-tag="es-ES_tradnl" fo:language="es"/>
    </style:style>
    <style:style style:name="T156" style:parent-style-name="Fuentedepárrafopredeter." style:family="text">
      <style:text-properties style:rfc-language-tag="es-ES_tradnl" fo:language="es"/>
    </style:style>
    <style:style style:name="T157" style:parent-style-name="Fuentedepárrafopredeter." style:family="text">
      <style:text-properties style:rfc-language-tag="es-ES_tradnl" fo:language="es"/>
    </style:style>
    <style:style style:name="T158" style:parent-style-name="Fuentedepárrafopredeter." style:family="text">
      <style:text-properties style:rfc-language-tag="es-ES_tradnl" fo:language="es"/>
    </style:style>
    <style:style style:name="T159" style:parent-style-name="Fuentedepárrafopredeter." style:family="text">
      <style:text-properties style:rfc-language-tag="es-ES_tradnl" fo:language="es"/>
    </style:style>
    <style:style style:name="P160" style:parent-style-name="Cuerpo" style:family="paragraph">
      <style:text-properties style:rfc-language-tag="es-ES_tradnl" fo:language="es"/>
    </style:style>
    <style:style style:name="P161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62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align="center" fo:text-indent="0.5in"/>
    </style:style>
    <style:style style:name="P163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64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65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66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67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68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69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70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71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72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73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74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75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76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77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78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79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80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81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82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83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84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85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86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87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88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align="center"/>
    </style:style>
    <style:style style:name="T189" style:parent-style-name="Fuentedepárrafopredeter." style:family="text">
      <style:text-properties fo:color="#5B9BD5" style:text-underline-type="single" style:text-underline-style="solid" style:text-underline-width="auto" style:text-underline-mode="continuous"/>
    </style:style>
    <style:style style:name="T190" style:parent-style-name="Fuentedepárrafopredeter." style:family="text">
      <style:text-properties fo:color="#00B050" style:text-underline-type="single" style:text-underline-style="solid" style:text-underline-width="auto" style:text-underline-mode="continuous"/>
    </style:style>
    <style:style style:name="P191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92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  <style:text-properties fo:color="#5B9BD5"/>
    </style:style>
    <style:style style:name="P193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94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95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96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97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198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199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00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201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02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03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04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05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  <style:text-properties fo:color="#00B050"/>
    </style:style>
    <style:style style:name="P206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07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08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09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10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11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12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213" style:parent-style-name="Cuerpo" style:family="paragraph">
      <style:paragraph-properties fo:border="0.0034in solid #FFFFFF" fo:padding-top="0in" fo:padding-left="0.4305in" fo:padding-bottom="0.4305in" fo:padding-right="0.4305in" style:shadow="#000000 0.0034in 0.0034in" fo:text-indent="0.5in"/>
    </style:style>
    <style:style style:name="P214" style:parent-style-name="Cuerpo" style:family="paragraph">
      <style:paragraph-properties fo:border="0.0034in solid #FFFFFF" fo:padding-top="0in" fo:padding-left="0.4305in" fo:padding-bottom="0.4305in" fo:padding-right="0.4305in" style:shadow="#000000 0.0034in 0.0034in"/>
    </style:style>
    <style:style style:name="P215" style:parent-style-name="Normal" style:family="paragraph">
      <style:text-properties fo:language="es" fo:country="MX"/>
    </style:style>
    <style:style style:name="P216" style:parent-style-name="Normal" style:family="paragraph">
      <style:text-properties style:font-name="Arial" style:font-name-complex="Arial" fo:color="#000000" fo:font-size="14pt" style:font-size-asian="14pt" style:font-size-complex="14pt" fo:language="es" fo:country="MX" style:language-asian="es" style:country-asian="MX"/>
    </style:style>
    <style:style style:name="P217" style:parent-style-name="Normal" style:family="paragraph">
      <style:paragraph-properties fo:break-before="page"/>
      <style:text-properties style:font-name="Arial" style:font-name-complex="Arial" fo:font-weight="bold" style:font-weight-asian="bold" fo:font-size="16pt" style:font-size-asian="16pt" style:font-size-complex="16pt" fo:language="es" fo:country="MX" fo:hyphenate="true"/>
    </style:style>
    <style:style style:name="P218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219" style:parent-style-name="Fuentedepárrafopredeter." style:family="text">
      <style:text-properties style:font-name="Arial" style:font-name-complex="Arial" style:letter-kerning="false" fo:font-size="14pt" style:font-size-asian="14pt" style:font-size-complex="14pt" fo:language="es" fo:country="MX"/>
    </style:style>
    <style:style style:name="T220" style:parent-style-name="Fuentedepárrafopredeter." style:family="text">
      <style:text-properties style:font-name="Arial" style:font-name-complex="Arial" style:letter-kerning="false" fo:font-size="14pt" style:font-size-asian="14pt" style:font-size-complex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/>
            <text:p text:style-name="TableContents"><text:s text:c="10"/><text:span text:style-name="T36">Claudia Rodríguez Espino</text:span>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/text:p>
            <text:p text:style-name="P44"/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P58">5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Rodríguez Granados Carlos Ignaci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32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16/03/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Normal"><text:span text:style-name="T105">Objetivo</text:span><text:span text:style-name="T106">:</text:span></text:p>
      <text:p text:style-name="P107">Elaborar pseudocódigos que representen soluciones algorítmicas empleando la sintaxis y semántica adecuadas.</text:p>
      <text:p text:style-name="P108"/>
      <text:p text:style-name="P109">Desarrollo:</text:p>
      <text:p text:style-name="P110"/>
      <text:p text:style-name="P111"/>
      <text:p text:style-name="P112"><text:span text:style-name="T113">Área del círculo</text:span></text:p>
      <text:p text:style-name="Cuerpo"><text:span text:style-name="T114">INICIO</text:span><text:span text:style-name="T115"><text:tab/></text:span></text:p>
      <text:p text:style-name="Cuerpo"><text:span text:style-name="T116"><text:tab/>Pi: 3.1416</text:span></text:p>
      <text:p text:style-name="Cuerpo"><text:span text:style-name="T117"><text:tab/>R=0</text:span></text:p>
      <text:p text:style-name="Cuerpo"><text:span text:style-name="T118"><text:tab/>A=0</text:span></text:p>
      <text:p text:style-name="Cuerpo"/>
      <text:p text:style-name="Cuerpo"><text:span text:style-name="T119"><text:tab/>ESCRIBIR “Ingresar radio del círculo”</text:span></text:p>
      <text:p text:style-name="Cuerpo"><text:span text:style-name="T120"><text:tab/>LEER R</text:span></text:p>
      <text:p text:style-name="Cuerpo"><text:span text:style-name="T121"><text:tab/>A=</text:span><text:span text:style-name="T122"><text:s/>Pi*R*R</text:span></text:p>
      <text:p text:style-name="Cuerpo"/>
      <text:p text:style-name="Cuerpo"><text:span text:style-name="T123"><text:tab/>ESCRIBIR “El área del círculo es A”</text:span></text:p>
      <text:p text:style-name="Cuerpo"><text:span text:style-name="T124">FIN</text:span></text:p>
      <text:p text:style-name="Cuerpo"/>
      <text:p text:style-name="Cuerpo"/>
      <text:p text:style-name="Cuerpo"/>
      <text:p text:style-name="P125"><text:span text:style-name="T126"><text:tab/>Tablas de multiplicar</text:span><text:span text:style-name="T127"><text:tab/></text:span><text:span text:style-name="T128"><text:tab/></text:span></text:p>
      <text:p text:style-name="P129"><text:tab/><text:tab/><text:tab/><text:tab/></text:p>
      <text:p text:style-name="Cuerpo"><text:span text:style-name="T130">INICIO</text:span></text:p>
      <text:p text:style-name="Cuerpo"><text:span text:style-name="T131"><text:tab/>Entero i,x, Multiplicación<text:s/></text:span></text:p>
      <text:p text:style-name="Cuerpo"><text:span text:style-name="T132"><text:tab/>LEER x</text:span></text:p>
      <text:p text:style-name="Cuerpo"><text:span text:style-name="T133"><text:tab/>i=1</text:span></text:p>
      <text:p text:style-name="Cuerpo"><text:span text:style-name="T134"><text:tab/>Multiplicación= 1</text:span></text:p>
      <text:p text:style-name="Cuerpo"><text:span text:style-name="T135"><text:tab/>PARA i=1 HASTA 10<text:s/></text:span></text:p>
      <text:p text:style-name="Cuerpo"><text:span text:style-name="T136"><text:tab/>PARA X=1 HASTA 10</text:span></text:p>
      <text:p text:style-name="Cuerpo"><text:span text:style-name="T137"><text:tab/>Multiplicación: i*x</text:span></text:p>
      <text:p text:style-name="Cuerpo"><text:span text:style-name="T138"><text:tab/>FIN_PARA</text:span></text:p>
      <text:p text:style-name="Cuerpo"><text:span text:style-name="T139"><text:tab/>FIN_PARA</text:span></text:p>
      <text:p text:style-name="Cuerpo"><text:span text:style-name="T140">FIN</text:span></text:p>
      <text:p text:style-name="Cuerpo"/>
      <text:p text:style-name="Cuerpo"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Ecuaciones</text:span></text:p>
      <text:p text:style-name="Cuerpo"/>
      <text:p text:style-name="Cuerpo"><text:span text:style-name="T147">INICIO</text:span></text:p>
      <text:p text:style-name="Cuerpo"><text:span text:style-name="T148"><text:tab/>x: ENTERO</text:span></text:p>
      <text:p text:style-name="Cuerpo"><text:span text:style-name="T149"><text:tab/>ESCRIBIR: “Ingresa valor x”</text:span></text:p>
      <text:p text:style-name="Cuerpo"><text:span text:style-name="T150"><text:tab/>LEER x</text:span></text:p>
      <text:p text:style-name="Cuerpo"><text:span text:style-name="T151"><text:tab/>Si x &gt; 2 hacer (y= 3*x*x + 2*x -20)</text:span></text:p>
      <text:p text:style-name="Cuerpo"><text:span text:style-name="T152"><text:tab/>ESCRIBIR y</text:span></text:p>
      <text:p text:style-name="Cuerpo"><text:span text:style-name="T153"><text:tab/>FIN_SI</text:span></text:p>
      <text:p text:style-name="Cuerpo"><text:span text:style-name="T154"><text:tab/>SI x &lt;</text:span><text:span text:style-name="T155"><text:s/>2 entonces (y=2*x*x-3*x)</text:span></text:p>
      <text:p text:style-name="Cuerpo"><text:span text:style-name="T156"><text:tab/>ESCRIBIR y</text:span></text:p>
      <text:p text:style-name="Cuerpo"><text:span text:style-name="T157"><text:tab/>FIN_SI</text:span></text:p>
      <text:p text:style-name="Cuerpo"><text:span text:style-name="T158"><text:tab/>DE LO CONTRARIO<text:s/></text:span></text:p>
      <text:p text:style-name="Cuerpo"><text:span text:style-name="T159"><text:tab/>ESCRIBIR “No tiene solución”</text:span></text:p>
      <text:p text:style-name="P160">FIN<text:s/></text:p>
      <text:p text:style-name="P161"/>
      <text:soft-page-break/>
      <text:p text:style-name="P162">Menú de altas</text:p>
      <text:p text:style-name="P163">INICIO</text:p>
      <text:p text:style-name="P164">x: REAL</text:p>
      <text:p text:style-name="P165">ESCRIBIR “MENU ALTAS”</text:p>
      <text:p text:style-name="P166">ESCRIBIR “1.-“ALTAS”</text:p>
      <text:p text:style-name="P167">ESCRIBIR "2.- BAJAS"</text:p>
      <text:p text:style-name="P168">ESCRIBIR "3.- CAMBIO"</text:p>
      <text:p text:style-name="P169">ESCRIBIR "4.- SALIDA"</text:p>
      <text:p text:style-name="P170">ESCRIBIR "ELIGE UNA OPCION"</text:p>
      <text:p text:style-name="P171">LEER x</text:p>
      <text:p text:style-name="P172"/>
      <text:p text:style-name="P173">SELECCIONAR (x) EN<text:s/></text:p>
      <text:p text:style-name="P174"><text:tab/><text:tab/>CASO 1 -&gt;</text:p>
      <text:p text:style-name="P175"><text:tab/><text:tab/><text:tab/>ESCRIBIR "ESTAS EN ALTAS"</text:p>
      <text:p text:style-name="P176"><text:tab/><text:tab/>CASO 2 -&gt;</text:p>
      <text:p text:style-name="P177"><text:tab/><text:tab/><text:tab/>ESCRIBIR "ESTAS EN BAJAS"</text:p>
      <text:p text:style-name="P178"><text:tab/><text:tab/>CASO 3 -&gt;</text:p>
      <text:p text:style-name="P179"><text:tab/><text:tab/><text:tab/>ESCRIBIR "ESTAS EN CAMBIOS"</text:p>
      <text:p text:style-name="P180"><text:tab/><text:tab/>CASO 4 -&gt;<text:s/></text:p>
      <text:p text:style-name="P181"><text:tab/><text:tab/><text:tab/>ESCRIBIR “ SALISTE"</text:p>
      <text:p text:style-name="P182"><text:tab/><text:tab/>DEFECTO -&gt;</text:p>
      <text:p text:style-name="P183"><text:tab/><text:tab/><text:tab/>ESCRIBIR "NO EXISTE<text:s/>OPCION"</text:p>
      <text:p text:style-name="P184">FIN SELECCIONAR</text:p>
      <text:p text:style-name="P185"/>
      <text:p text:style-name="P186">FIN</text:p>
      <text:p text:style-name="P187"/>
      <text:p text:style-name="P188">Imprimir los números del 1 al 100 (<text:span text:style-name="T189">while</text:span><text:s/>y<text:s/><text:span text:style-name="T190">do while</text:span>)</text:p>
      <text:p text:style-name="P191"/>
      <text:p text:style-name="P192">WHILE</text:p>
      <text:p text:style-name="P193"/>
      <text:p text:style-name="P194">INICIO<text:s/></text:p>
      <text:p text:style-name="P195">x:ENTERO</text:p>
      <text:p text:style-name="P196">x:= 0</text:p>
      <text:p text:style-name="P197">MIENTRAS x &lt; 100 ENTONCES</text:p>
      <text:p text:style-name="P198"><text:tab/>x:=x+1</text:p>
      <text:p text:style-name="P199"><text:tab/>ESCRIBE " x "</text:p>
      <text:p text:style-name="P200">FIN MIENTRAS</text:p>
      <text:p text:style-name="P201">FIN</text:p>
      <text:p text:style-name="P202"/>
      <text:p text:style-name="P203"/>
      <text:p text:style-name="P204"/>
      <text:p text:style-name="P205">DO WHILE</text:p>
      <text:p text:style-name="P206"/>
      <text:p text:style-name="P207">INICIO<text:s/></text:p>
      <text:p text:style-name="P208"><text:tab/>x: ENTERO</text:p>
      <text:p text:style-name="P209"><text:tab/>x:=0</text:p>
      <text:p text:style-name="P210"><text:tab/>HACER</text:p>
      <text:p text:style-name="P211"><text:tab/>x:=x+1</text:p>
      <text:p text:style-name="P212">ESCRIBIR " x "</text:p>
      <text:p text:style-name="P213">MIENTRAS x<text:s/>&lt; 100</text:p>
      <text:p text:style-name="P214">FIN</text:p>
      <text:p text:style-name="P215"/>
      <text:p text:style-name="P216"/>
      <text:p text:style-name="P217"/>
      <text:p text:style-name="P218">Conclusión:</text:p>
      <text:p text:style-name="Standard"><text:span text:style-name="T219">Elaboramos pseudocódigos que nos permitieron resolver diferentes problemas con ayuda de nuestros conocimientos anteriores de algoritmos y los ejercicios realizados en Dev C++ que nos facilitaron el trabajo, pues el lenguaje cambia<text:s/></text:span><text:span text:style-name="T220">un poco, pero al final son muy simila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 Neue" svg:font-family="Helvetica Neue" style:font-family-generic="roman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A" style:display-name="Cuerpo A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Estilodetabla1" style:display-name="Estilo de tabla 1" style:family="paragraph">
      <style:paragraph-properties fo:widows="2" fo:orphans="2" style:vertical-align="auto"/>
      <style:text-properties style:font-name="Helvetica Neue" style:font-name-asian="Arial Unicode MS" style:font-name-complex="Arial Unicode MS" fo:font-weight="bold" style:font-weight-asian="bold" style:font-weight-complex="bold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Estilodetabla2" style:display-name="Estilo de tabla 2" style:family="paragraph">
      <style:paragraph-properties fo:widows="2" fo:orphans="2" style:vertical-align="auto"/>
      <style:text-properties style:font-name="Helvetica Neue" style:font-name-asian="Arial Unicode MS" style:font-name-complex="Arial Unicode MS" fo:color="#000000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Cuerpo" style:display-name="Cuerpo" style:family="paragraph">
      <style:paragraph-properties fo:widows="2" fo:orphans="2" fo:border="0.0034in solid #FFFFFF" fo:padding="0.4305in" style:shadow="#000000 0.0034in 0.0034in" style:vertical-align="auto"/>
      <style:text-properties style:font-name="Helvetica Neue" style:font-name-asian="Arial Unicode MS" style:font-name-complex="Arial Unicode MS" fo:color="#000000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background-color="transparent" style:text-underline-type="none" style:text-underline-color="font-color"/>
    </style:style>
    <text:list-style style:name="Letra" style:display-name="Letra">
      <text:list-level-style-number text:level="1" text:style-name="WW_CharLFO1LVL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1LVL4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1LVL5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1LVL6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1LVL7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1LVL8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Carlos Rodríguez</dc:creator>
    <meta:creation-date>2019-03-16T18:42:00Z</meta:creation-date>
    <dc:date>2019-03-16T18:50:00Z</dc:date>
    <meta:template xlink:href="Normal" xlink:type="simple"/>
    <meta:editing-cycles>3</meta:editing-cycles>
    <meta:editing-duration>PT540S</meta:editing-duration>
    <meta:document-statistic meta:page-count="4" meta:paragraph-count="4" meta:word-count="324" meta:character-count="2107" meta:row-count="14" meta:non-whitespace-character-count="1787"/>
  </office:meta>
</office:document-meta>
</file>